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6-05T14:50:56.039261009</dc:date>
    <meta:editing-duration>PT2M40S</meta:editing-duration>
    <meta:editing-cycles>14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153cm" svg:y="0.379cm" svg:width="14.433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